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Q-upd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style-name="Default" office:value-type="string" calcext:value-type="string">
            <text:p>Train_Acc</text:p>
          </table:table-cell>
          <table:table-cell table:style-name="Default" office:value-type="string" calcext:value-type="string">
            <text:p>Valid_Acc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90.1409799568824" calcext:value-type="float">
            <text:p>90,1410</text:p>
          </table:table-cell>
          <table:table-cell office:value-type="float" office:value="90.036730176717" calcext:value-type="float">
            <text:p>90,0367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90.6123006430546" calcext:value-type="float">
            <text:p>90,6123</text:p>
          </table:table-cell>
          <table:table-cell office:value-type="float" office:value="90.4563180801147" calcext:value-type="float">
            <text:p>90,4563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90.3969652872392" calcext:value-type="float">
            <text:p>90,3970</text:p>
          </table:table-cell>
          <table:table-cell office:value-type="float" office:value="90.0794827122245" calcext:value-type="float">
            <text:p>90,0795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90.1677567607837" calcext:value-type="float">
            <text:p>90,1678</text:p>
          </table:table-cell>
          <table:table-cell office:value-type="float" office:value="89.3566601649067" calcext:value-type="float">
            <text:p>89,3567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91.6006148529137" calcext:value-type="float">
            <text:p>91,6006</text:p>
          </table:table-cell>
          <table:table-cell office:value-type="float" office:value="91.1237784281853" calcext:value-type="float">
            <text:p>91,1238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90.8525899731371" calcext:value-type="float">
            <text:p>90,8526</text:p>
          </table:table-cell>
          <table:table-cell office:value-type="float" office:value="90.741062254533" calcext:value-type="float">
            <text:p>90,7411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float" office:value="89.683567817807" calcext:value-type="float">
            <text:p>89,6836</text:p>
          </table:table-cell>
          <table:table-cell office:value-type="float" office:value="89.3186232165775" calcext:value-type="float">
            <text:p>89,3186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float" office:value="90.7081426047265" calcext:value-type="float">
            <text:p>90,7081</text:p>
          </table:table-cell>
          <table:table-cell office:value-type="float" office:value="90.4019437029914" calcext:value-type="float">
            <text:p>90,4019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91.0999039432162" calcext:value-type="float">
            <text:p>91,0999</text:p>
          </table:table-cell>
          <table:table-cell office:value-type="float" office:value="90.8662073907816" calcext:value-type="float">
            <text:p>90,8662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8.85726016899072" calcext:value-type="float">
            <text:p>8,8573</text:p>
          </table:table-cell>
          <table:table-cell office:value-type="float" office:value="0.0998712972678259" calcext:value-type="float">
            <text:p>0,0999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float" office:value="90.5946353544369" calcext:value-type="float">
            <text:p>90,5946</text:p>
          </table:table-cell>
          <table:table-cell office:value-type="float" office:value="89.8281077102463" calcext:value-type="float">
            <text:p>89,8281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office:value-type="float" office:value="91.2115310511451" calcext:value-type="float">
            <text:p>91,2115</text:p>
          </table:table-cell>
          <table:table-cell office:value-type="float" office:value="90.8628281231956" calcext:value-type="float">
            <text:p>90,8628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89.5432892631334" calcext:value-type="float">
            <text:p>89,5433</text:p>
          </table:table-cell>
          <table:table-cell office:value-type="float" office:value="88.5937485675775" calcext:value-type="float">
            <text:p>88,5937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float" office:value="9.09767921645566" calcext:value-type="float">
            <text:p>9,0977</text:p>
          </table:table-cell>
          <table:table-cell office:value-type="float" office:value="0.0999005553473521" calcext:value-type="float">
            <text:p>0,0999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90.2071079002134" calcext:value-type="float">
            <text:p>90,2071</text:p>
          </table:table-cell>
          <table:table-cell office:value-type="float" office:value="89.860477032178" calcext:value-type="float">
            <text:p>89,8605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90.520788506941" calcext:value-type="float">
            <text:p>90,5208</text:p>
          </table:table-cell>
          <table:table-cell office:value-type="float" office:value="90.2074658143104" calcext:value-type="float">
            <text:p>90,2075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91.3066986135791" calcext:value-type="float">
            <text:p>91,3067</text:p>
          </table:table-cell>
          <table:table-cell office:value-type="float" office:value="91.2141366239035" calcext:value-type="float">
            <text:p>91,2141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90.6234825986636" calcext:value-type="float">
            <text:p>90,6235</text:p>
          </table:table-cell>
          <table:table-cell office:value-type="float" office:value="90.0045206894439" calcext:value-type="float">
            <text:p>90,0045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float" office:value="90.7388080080767" calcext:value-type="float">
            <text:p>90,7388</text:p>
          </table:table-cell>
          <table:table-cell office:value-type="float" office:value="90.2433331695333" calcext:value-type="float">
            <text:p>90,2433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float" office:value="91.3075148096217" calcext:value-type="float">
            <text:p>91,3075</text:p>
          </table:table-cell>
          <table:table-cell office:value-type="float" office:value="90.7591389860155" calcext:value-type="float">
            <text:p>90,7591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float" office:value="90.6080027767892" calcext:value-type="float">
            <text:p>90,6080</text:p>
          </table:table-cell>
          <table:table-cell office:value-type="float" office:value="89.945173227352" calcext:value-type="float">
            <text:p>89,9452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float" office:value="88.9882291975659" calcext:value-type="float">
            <text:p>88,9882</text:p>
          </table:table-cell>
          <table:table-cell office:value-type="float" office:value="88.6923499543178" calcext:value-type="float">
            <text:p>88,6923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9.10800749878654" calcext:value-type="float">
            <text:p>9,1080</text:p>
          </table:table-cell>
          <table:table-cell office:value-type="float" office:value="0.0999019525480503" calcext:value-type="float">
            <text:p>0,0999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float" office:value="9.10933513473378" calcext:value-type="float">
            <text:p>9,1093</text:p>
          </table:table-cell>
          <table:table-cell office:value-type="float" office:value="0.0999016913300597" calcext:value-type="float">
            <text:p>0,0999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float" office:value="89.8307652974739" calcext:value-type="float">
            <text:p>89,8308</text:p>
          </table:table-cell>
          <table:table-cell office:value-type="float" office:value="89.2259118754254" calcext:value-type="float">
            <text:p>89,2259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float" office:value="90.0919632257946" calcext:value-type="float">
            <text:p>90,0920</text:p>
          </table:table-cell>
          <table:table-cell office:value-type="float" office:value="89.3966947798241" calcext:value-type="float">
            <text:p>89,3967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EPSILON_SEARCH</text:p>
          </table:table-cell>
          <table:table-cell table:number-columns-repeated="2" office:value-type="string" calcext:value-type="string">
            <text:p>0.9</text:p>
          </table:table-cell>
          <table:table-cell office:value-type="float" office:value="90.1609276959856" calcext:value-type="float">
            <text:p>90,1609</text:p>
          </table:table-cell>
          <table:table-cell office:value-type="float" office:value="89.7998899556322" calcext:value-type="float">
            <text:p>89,7999</text:p>
          </table:table-cell>
        </table:table-row>
        <table:table-row table:style-name="ro1">
          <table:table-cell office:value-type="string" calcext:value-type="string">
            <text:p>LTH</text:p>
          </table:table-cell>
          <table:table-cell office:value-type="string" calcext:value-type="string">
            <text:p>LOTTERY_TICKET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6.8635895267921" calcext:value-type="float">
            <text:p>96,8636</text:p>
          </table:table-cell>
          <table:table-cell office:value-type="float" office:value="95.9238852758366" calcext:value-type="float">
            <text:p>95,9239</text:p>
          </table:table-cell>
        </table:table-row>
      </table:table>
      <table:named-expressions/>
      <table:database-ranges>
        <table:database-range table:name="__Anonymous_Sheet_DB__0" table:target-range-address="Sheet1.A2:Sheet1.F2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7:44:29.614097877</meta:creation-date>
    <dc:date>2019-11-15T18:24:47.672652479</dc:date>
    <meta:editing-duration>PT30M7S</meta:editing-duration>
    <meta:editing-cycles>2</meta:editing-cycles>
    <meta:generator>LibreOffice/6.0.7.3$Linux_X86_64 LibreOffice_project/00m0$Build-3</meta:generator>
    <meta:document-statistic meta:table-count="1" meta:cell-count="174" meta:object-count="0"/>
  </office:meta>
</office:document-meta>
</file>